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29"/>Squid Proxy Server Security Settings:</text:p>
      <text:p text:style-name="Standard"/>
      <text:p text:style-name="Standard"/>
      <text:p text:style-name="Standard"><text:s text:c="6"/><text:span text:style-name="T1">1.ALLOW FTP SITES FOR PARTICULAR IPADDRESS:</text:span></text:p>
      <text:p text:style-name="Standard"><text:s text:c="2"/></text:p>
      <text:p text:style-name="Standard"/>
      <text:p text:style-name="Standard"/>
      <text:p text:style-name="Standard"><text:tab/>#acl allowip src 192.168.2.217 </text:p>
      <text:p text:style-name="Standard"/>
      <text:p text:style-name="Standard">we need to uncomment the line.how many ip u want just do it the same.</text:p>
      <text:p text:style-name="Standard"/>
      <text:p text:style-name="Standard"><text:s text:c="9"/>acl allowip src 192.168.2.217 </text:p>
      <text:p text:style-name="Standard">press : wq!</text:p>
      <text:p text:style-name="Standard"/>
      <text:p text:style-name="Standard">After uncomment the line ..we need to restart the services</text:p>
      <text:p text:style-name="Standard"/>
      <text:p text:style-name="Standard"/>
      <text:p text:style-name="Standard"><text:s text:c="12"/>service squid reload</text:p>
      <text:p text:style-name="Standard"/>
      <text:p text:style-name="Standard"><text:tab/>squid -k reconfigure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0-09-24T12:06:48</meta:creation-date>
    <dc:date>2013-07-23T10:51:42</dc:date>
    <meta:editing-duration>PT03H38M23S</meta:editing-duration>
    <meta:editing-cycles>11</meta:editing-cycles>
    <meta:generator>OpenOffice.org/3.2$Linux OpenOffice.org_project/320m12$Build-9483</meta:generator>
    <meta:document-statistic meta:table-count="0" meta:image-count="0" meta:object-count="0" meta:page-count="1" meta:paragraph-count="11" meta:word-count="53" meta:character-count="381"/>
  </office:meta>
</office:document-meta>
</file>